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1af6"/>
    </style:style>
    <style:style style:name="P2" style:family="paragraph" style:parent-style-name="Text_20_body" style:list-style-name="L1">
      <style:text-properties fo:font-style="italic" style:font-style-asian="italic" style:font-style-complex="italic"/>
    </style:style>
    <style:style style:name="P3" style:family="paragraph" style:parent-style-name="Text_20_body" style:list-style-name="L2">
      <style:text-properties fo:font-style="italic" style:font-style-asian="italic" style:font-style-complex="italic"/>
    </style:style>
    <style:style style:name="P4" style:family="paragraph" style:parent-style-name="Text_20_body" style:list-style-name="L3">
      <style:text-properties fo:font-style="italic" style:font-style-asian="italic" style:font-style-complex="italic"/>
    </style:style>
    <style:style style:name="P5" style:family="paragraph" style:parent-style-name="Text_20_body" style:list-style-name="L4">
      <style:text-properties fo:font-style="italic" style:font-style-asian="italic" style:font-style-complex="italic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fo:font-style="italic" style:font-style-asian="italic" style:font-style-complex="italic"/>
    </style:style>
    <style:style style:name="P7" style:family="paragraph" style:parent-style-name="Text_20_body" style:list-style-name="L2">
      <style:paragraph-properties fo:margin-top="0in" fo:margin-bottom="0in" loext:contextual-spacing="false"/>
      <style:text-properties fo:font-style="italic" style:font-style-asian="italic" style:font-style-complex="italic"/>
    </style:style>
    <style:style style:name="P8" style:family="paragraph" style:parent-style-name="Text_20_body" style:list-style-name="L3">
      <style:paragraph-properties fo:margin-top="0in" fo:margin-bottom="0in" loext:contextual-spacing="false"/>
      <style:text-properties fo:font-style="italic" style:font-style-asian="italic" style:font-style-complex="italic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Introduction</text:h>
      <text:list xml:id="list957120999891519242" text:style-name="L1">
        <text:list-item>
          <text:p text:style-name="P6">A brief introduction to your website idea. State the goals of the project.</text:p>
        </text:list-item>
        <text:list-item>
          <text:p text:style-name="P2">The values / benefits (tangible and intangible) this application can bring to a company/organization/end-user.</text:p>
        </text:list-item>
      </text:list>
      <text:h text:style-name="Heading_20_2" text:outline-level="2">2. Expected List of Features</text:h>
      <text:list xml:id="list4406359346842155825" text:style-name="L2">
        <text:list-item>
          <text:p text:style-name="P7">A brief list of features that you expect your website to support.</text:p>
        </text:list-item>
        <text:list-item>
          <text:p text:style-name="P3">Brief justifications for including these features.</text:p>
        </text:list-item>
      </text:list>
      <text:h text:style-name="Heading_20_2" text:outline-level="2">3. Market Survey</text:h>
      <text:list xml:id="list4332729354313325719" text:style-name="L3">
        <text:list-item>
          <text:p text:style-name="P8">Do a survey of the Web to find about five web sites that might have similar ideas as yours.</text:p>
        </text:list-item>
        <text:list-item>
          <text:p text:style-name="P4">Briefly compare the features of these applications with your application idea.</text:p>
        </text:list-item>
      </text:list>
      <text:h text:style-name="Heading_20_2" text:outline-level="2">4. References</text:h>
      <text:list xml:id="list1214925211359173668" text:style-name="L4">
        <text:list-item>
          <text:p text:style-name="P9">Give references to any material / websites / books etc. relevant to your application idea</text:p>
        </text:list-item>
        <text:list-item>
          <text:p text:style-name="P5">Give the links to the websites relevant to your idea, that you listed in the section abov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2:24:24.814000000</meta:creation-date>
    <dc:date>2018-09-20T22:52:48.236000000</dc:date>
    <meta:editing-duration>PT8M2S</meta:editing-duration>
    <meta:editing-cycles>1</meta:editing-cycles>
    <meta:document-statistic meta:table-count="0" meta:image-count="0" meta:object-count="0" meta:page-count="1" meta:paragraph-count="12" meta:word-count="127" meta:character-count="728" meta:non-whitespace-character-count="621"/>
    <meta:generator>LibreOffice/5.2.5.1$Windows_x86 LibreOffice_project/0312e1a284a7d50ca85a365c316c7abbf20a4d22</meta:generator>
  </office:meta>
</office:document-meta>
</file>